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00714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3.61" calcext:value-type="float">
            <text:p>3.61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114 kWh</text:p>
          </table:table-cell>
          <table:table-cell office:value-type="float" office:value="605.96" calcext:value-type="float">
            <text:p>605.96</text:p>
          </table:table-cell>
          <table:table-cell office:value-type="string" calcext:value-type="string">
            <text:p>13-01-2018</text:p>
          </table:table-cell>
          <table:table-cell office:value-type="string" calcext:value-type="string">
            <text:p>10-02-2018</text:p>
          </table:table-cell>
          <table:table-cell office:value-type="float" office:value="3.7" calcext:value-type="float">
            <text:p>3.7</text:p>
          </table:table-cell>
          <table:table-cell office:value-type="float" office:value="-16.77" calcext:value-type="float">
            <text:p>-16.77</text:p>
          </table:table-cell>
          <table:table-cell office:value-type="float" office:value="-8.82" calcext:value-type="float">
            <text:p>-8.82</text:p>
          </table:table-cell>
          <table:table-cell office:value-type="float" office:value="-320.07" calcext:value-type="float">
            <text:p>-320.07</text:p>
          </table:table-cell>
          <table:table-cell office:value-type="string" calcext:value-type="string">
            <text:p>T-0</text:p>
          </table:table-cell>
          <table:table-cell office:value-type="float" office:value="377.67" calcext:value-type="float">
            <text:p>377.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/>
          <table:table-cell office:value-type="float" office:value="29.97" calcext:value-type="float">
            <text:p>29.97</text:p>
          </table:table-cell>
          <table:table-cell office:value-type="string" calcext:value-type="string">
            <text:p>135 kWh</text:p>
          </table:table-cell>
          <table:table-cell office:value-type="float" office:value="765.8" calcext:value-type="float">
            <text:p>765.8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3-01-2018</text:p>
          </table:table-cell>
          <table:table-cell office:value-type="float" office:value="4.45" calcext:value-type="float">
            <text:p>4.45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 office:value-type="float" office:value="-404.47" calcext:value-type="float">
            <text:p>-404.47</text:p>
          </table:table-cell>
          <table:table-cell office:value-type="string" calcext:value-type="string">
            <text:p>T-0</text:p>
          </table:table-cell>
          <table:table-cell office:value-type="float" office:value="449.93" calcext:value-type="float">
            <text:p>449.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3.14" calcext:value-type="float">
            <text:p>3.14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128 kWh</text:p>
          </table:table-cell>
          <table:table-cell office:value-type="float" office:value="708.82" calcext:value-type="float">
            <text:p>708.82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4.18" calcext:value-type="float">
            <text:p>4.18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374.38" calcext:value-type="float">
            <text:p>-374.38</text:p>
          </table:table-cell>
          <table:table-cell office:value-type="string" calcext:value-type="string">
            <text:p>T-0</text:p>
          </table:table-cell>
          <table:table-cell office:value-type="float" office:value="425.57" calcext:value-type="float">
            <text:p>425.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3.05" calcext:value-type="float">
            <text:p>3.05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122 kWh</text:p>
          </table:table-cell>
          <table:table-cell office:value-type="float" office:value="659.86" calcext:value-type="float">
            <text:p>659.86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3.95" calcext:value-type="float">
            <text:p>3.95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348.53" calcext:value-type="float">
            <text:p>-348.53</text:p>
          </table:table-cell>
          <table:table-cell office:value-type="string" calcext:value-type="string">
            <text:p>T-0</text:p>
          </table:table-cell>
          <table:table-cell office:value-type="float" office:value="401.79" calcext:value-type="float">
            <text:p>401.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.04" calcext:value-type="float">
            <text:p>2.04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68 kWh</text:p>
          </table:table-cell>
          <table:table-cell office:value-type="float" office:value="305.21" calcext:value-type="float">
            <text:p>305.21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1.82" calcext:value-type="float">
            <text:p>1.82</text:p>
          </table:table-cell>
          <table:table-cell office:value-type="float" office:value="-4.4" calcext:value-type="float">
            <text:p>-4.4</text:p>
          </table:table-cell>
          <table:table-cell office:value-type="float" office:value="-8.68" calcext:value-type="float">
            <text:p>-8.68</text:p>
          </table:table-cell>
          <table:table-cell office:value-type="float" office:value="-161.21" calcext:value-type="float">
            <text:p>-161.21</text:p>
          </table:table-cell>
          <table:table-cell office:value-type="string" calcext:value-type="string">
            <text:p>T-0</text:p>
          </table:table-cell>
          <table:table-cell office:value-type="float" office:value="185.38" calcext:value-type="float">
            <text:p>185.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2.18" calcext:value-type="float">
            <text:p>2.18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142 kWh</text:p>
          </table:table-cell>
          <table:table-cell office:value-type="float" office:value="806.25" calcext:value-type="float">
            <text:p>806.25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4.63" calcext:value-type="float">
            <text:p>4.63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425.84" calcext:value-type="float">
            <text:p>-425.84</text:p>
          </table:table-cell>
          <table:table-cell office:value-type="string" calcext:value-type="string">
            <text:p>T-0</text:p>
          </table:table-cell>
          <table:table-cell office:value-type="float" office:value="470.01" calcext:value-type="float">
            <text:p>470.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/>
          <table:table-cell office:value-type="float" office:value="29.36" calcext:value-type="float">
            <text:p>29.36</text:p>
          </table:table-cell>
          <table:table-cell office:value-type="string" calcext:value-type="string">
            <text:p>123 kWh</text:p>
          </table:table-cell>
          <table:table-cell office:value-type="float" office:value="659.46" calcext:value-type="float">
            <text:p>659.46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3.94" calcext:value-type="float">
            <text:p>3.94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348.32" calcext:value-type="float">
            <text:p>-348.32</text:p>
          </table:table-cell>
          <table:table-cell office:value-type="string" calcext:value-type="string">
            <text:p>T-0</text:p>
          </table:table-cell>
          <table:table-cell office:value-type="float" office:value="397.53" calcext:value-type="float">
            <text:p>397.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6.85" calcext:value-type="float">
            <text:p>6.85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106 kWh</text:p>
          </table:table-cell>
          <table:table-cell office:value-type="float" office:value="528.8" calcext:value-type="float">
            <text:p>528.8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3.32" calcext:value-type="float">
            <text:p>3.32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279.29" calcext:value-type="float">
            <text:p>-279.29</text:p>
          </table:table-cell>
          <table:table-cell office:value-type="string" calcext:value-type="string">
            <text:p>T-0</text:p>
          </table:table-cell>
          <table:table-cell office:value-type="float" office:value="341.79" calcext:value-type="float">
            <text:p>341.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2.95" calcext:value-type="float">
            <text:p>2.95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151 kWh</text:p>
          </table:table-cell>
          <table:table-cell office:value-type="float" office:value="853.45" calcext:value-type="float">
            <text:p>853.45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5.4" calcext:value-type="float">
            <text:p>5.4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450.53" calcext:value-type="float">
            <text:p>-450.53</text:p>
          </table:table-cell>
          <table:table-cell office:value-type="string" calcext:value-type="string">
            <text:p>T-0</text:p>
          </table:table-cell>
          <table:table-cell office:value-type="float" office:value="548.77" calcext:value-type="float">
            <text:p>548.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7.96" calcext:value-type="float">
            <text:p>7.96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162 kWh</text:p>
          </table:table-cell>
          <table:table-cell office:value-type="float" office:value="917.05" calcext:value-type="float">
            <text:p>917.05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10.8" calcext:value-type="float">
            <text:p>10.8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098.28" calcext:value-type="float">
            <text:p>1098.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3.69" calcext:value-type="float">
            <text:p>3.69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126 kWh</text:p>
          </table:table-cell>
          <table:table-cell office:value-type="float" office:value="656.46" calcext:value-type="float">
            <text:p>656.46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3.92" calcext:value-type="float">
            <text:p>3.92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346.06" calcext:value-type="float">
            <text:p>-346.06</text:p>
          </table:table-cell>
          <table:table-cell office:value-type="string" calcext:value-type="string">
            <text:p>T-0</text:p>
          </table:table-cell>
          <table:table-cell office:value-type="float" office:value="399.12" calcext:value-type="float">
            <text:p>399.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2.59" calcext:value-type="float">
            <text:p>2.59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160 kWh</text:p>
          </table:table-cell>
          <table:table-cell office:value-type="float" office:value="896.12" calcext:value-type="float">
            <text:p>896.12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10.57" calcext:value-type="float">
            <text:p>10.57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070.43" calcext:value-type="float">
            <text:p>1070.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07:58:31.559000000</meta:creation-date>
    <dc:date>2018-03-26T08:02:57.712000000</dc:date>
    <meta:editing-duration>PT4M26S</meta:editing-duration>
    <meta:editing-cycles>1</meta:editing-cycles>
    <meta:document-statistic meta:table-count="1" meta:cell-count="173" meta:object-count="0"/>
    <meta:generator>LibreOffice/5.3.4.2$Windows_x86 LibreOffice_project/f82d347ccc0be322489bf7da61d7e4ad13fe2ff3</meta:generator>
  </office:meta>
</office:document-meta>
</file>